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Standard" style:master-page-name="First_20_Page">
      <style:paragraph-properties style:page-number="auto"/>
    </style:style>
    <style:style style:name="P17" style:family="paragraph" style:parent-style-name="Standard" style:list-style-name="L1"/>
    <style:style style:name="P1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Heading_20_1" style:master-page-name="First_20_Page">
      <style:paragraph-properties style:page-number="auto"/>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9585168" text:id="ct339585168">
          <text:insertion>
            <office:change-info>
              <dc:creator>Bob Jacobsen</dc:creator>
              <dc:date>2010-10-08T18:16:00</dc:date>
            </office:change-info>
          </text:insertion>
        </text:changed-region>
        <text:changed-region xml:id="ct339504112" text:id="ct339504112">
          <text:insertion>
            <office:change-info>
              <dc:creator>Bob Jacobsen</dc:creator>
              <dc:date>2012-05-07T00:18:00</dc:date>
            </office:change-info>
          </text:insertion>
        </text:changed-region>
        <text:changed-region xml:id="ct342944672" text:id="ct342944672">
          <text:insertion>
            <office:change-info>
              <dc:creator>Bob Jacobsen</dc:creator>
              <dc:date>2010-10-08T18:16:00</dc:date>
            </office:change-info>
          </text:insertion>
        </text:changed-region>
        <text:changed-region xml:id="ct429829504" text:id="ct429829504">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886723423"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339585168"/>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h text:style-name="Heading_20_1" text:outline-level="1"> (Still to be merged into above)</text:h>
      <text:p text:style-name="Standard">There's nothing in the Standard <text:span text:style-name="T6">that</text:span> says that CAN frames <text:span text:style-name="T6">have</text:span> to be maximal size. <text:s/>A 9-byte datagram can be frames of 8 and 1, or 1 and 8. <text:s/>This is helpful for handling e.g. buffering and creation of dynamic content in the source node.</text:p>
      <text:p text:style-name="Standard">Overlapping sends to a single node cause problems with error detection (since there's no start bit for the message). Does that need to be more explicit in the Standard?</text:p>
      <text:p text:style-name="Standard">The state machine for assembling datagram frames needs to now when e.g. the lower levels reset, so that it knows to abandon a partially received datagram. <text:s/></text:p>
      <text:p text:style-name="Standard"><text:change-end text:change-id="ct339585168"/><text:change-start text:change-id="ct339504112"/>There's no requirement to a specific response to out-of-spec transmission.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 a node that gets a middle-segment without a first-segment can react in various ways. It might send various replies (but it doesn't have to).  It might ignore it. Etc. </text:p>
      <text:p text:style-name="Standard">There's an important thing to realize about that though:</text:p>
      <text:p text:style-name="Standard">Getting another valid datagram sequence while receiving one (or more) that fills the local buffers is _not_ an out-of-spec condition, and the protocol defines exactly how the node is to react. There's no flexibility there.</text:p>
      <text:p text:style-name="Standard">(Example of how overlapping datagrams might be handled in a really simple implementation, so that early ones are dropped due to buffer which results in out-of-sequence that's really buffer drop)</text:p>
      <text:p text:style-name="Standard"><text:change-end text:change-id="ct339504112"/><text:change-start text:change-id="ct342944672"/></text:p>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Decided not to reduce max data length to fit easily within this for ease of migration in the long-term. There are good reasons to retain the possibility of larger-than-64-byte datagrams, e.g. so you can have a header of N bytes on the front of 64 data bytes. All that's needed is to ensure the datagram spec can work with larger frames of any length.</text:p>
      <text:p text:style-name="P1"><text:change-end text:change-id="ct342944672"/><text:change text:change-id="ct4298295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pecification<text:tab/>1</text:p>
          <text:p text:style-name="P13"><text:s/>2.1 Introduction<text:tab/>1</text:p>
          <text:p text:style-name="P13"><text:s/>2.2 References and Context<text:tab/>1</text:p>
          <text:p text:style-name="P12"><text:s/>3 Use Cases<text:tab/>1</text:p>
          <text:p text:style-name="P12"><text:s/>4 Discussion<text:tab/>2</text:p>
          <text:p text:style-name="P12"><text:s/>5 Base Protocol Proposal<text:tab/>2</text:p>
          <text:p text:style-name="P12"><text:s/>6 CAN protocol proposal<text:tab/>3</text:p>
          <text:p text:style-name="P13"><text:s/>6.1 CAN Examples<text:tab/>4</text:p>
          <text:p text:style-name="P11"><text:s/>6.1.1 Normal CAN case<text:tab/>4</text:p>
          <text:p text:style-name="P11"><text:s/>6.1.2 Short CAN datagram case<text:tab/>4</text:p>
          <text:p text:style-name="P11"><text:s/>6.1.3 Rejected short CAN datagram case<text:tab/>4</text:p>
          <text:p text:style-name="P11"><text:s/>6.1.4 Rejected interleaved CAN datagram case:<text:tab/>4</text:p>
          <text:p text:style-name="P12"><text:s/>7 Datagram Content<text:tab/>5</text:p>
          <text:p text:style-name="P12"><text:s/>8 Numerology<text:tab/>5</text:p>
          <text:p text:style-name="P12"><text:s/>9 Extensions<text:tab/>6</text:p>
          <text:p text:style-name="P12"><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475972576" text:id="ct475972576">
            <text:deletion>
              <office:change-info>
                <dc:creator>Bob Jacobsen</dc:creator>
                <dc:date>2010-10-08T17:22:00</dc:date>
              </office:change-info>
              <text:p text:style-name="MP1">NMRA Technical Note (number)</text:p>
            </text:deletion>
          </text:changed-region>
          <text:changed-region xml:id="ct400894144" text:id="ct400894144">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475972576"/><text:change-start text:change-id="ct400894144"/>OpenLCB-CAN Datagram Transport Technical Note<text:change-end text:change-id="ct400894144"/></text:p>
      </style:header>
      <style:footer>
        <text:tracked-changes>
          <text:changed-region xml:id="ct429470912" text:id="ct429470912">
            <text:deletion>
              <office:change-info>
                <dc:creator>Bob Jacobsen</dc:creator>
                <dc:date>2010-10-08T17:23:00</dc:date>
              </office:change-info>
              <text:p text:style-name="MP4"><text:span text:style-name="MT2">Title</text:span><text:span text:style-name="MT3"><text:tab/></text:span></text:p>
            </text:deletion>
          </text:changed-region>
          <text:changed-region xml:id="ct339626224" text:id="ct339626224">
            <text:insertion>
              <office:change-info>
                <dc:creator>Bob Jacobsen</dc:creator>
                <dc:date>2011-07-23T20:12:00</dc:date>
              </office:change-info>
            </text:insertion>
          </text:changed-region>
        </text:tracked-changes>
        <text:p text:style-name="MP4"><text:change text:change-id="ct429470912"/><text:change-start text:change-id="ct3396262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39626224"/><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2-05-26T16:45:20">5/26/2012</text:date></text:span></text:span></text:p>
      </style:footer>
    </style:master-page>
    <style:master-page style:name="First_20_Page" style:display-name="First Page" style:page-layout-name="Mpm2" style:next-style-name="Standard">
      <style:header>
        <text:tracked-changes>
          <text:changed-region xml:id="ct299115408" text:id="ct299115408">
            <text:deletion>
              <office:change-info>
                <dc:creator>Bob Jacobsen</dc:creator>
                <dc:date>2010-10-07T21:46:00</dc:date>
              </office:change-info>
              <text:p text:style-name="MP7"><text:span text:style-name="MT4">NMRA TECHNICAL NOTES</text:span></text:p>
            </text:deletion>
          </text:changed-region>
          <text:changed-region xml:id="ct418397344" text:id="ct418397344">
            <text:insertion>
              <office:change-info>
                <dc:creator>Bob Jacobsen</dc:creator>
                <dc:date>2010-10-08T17:19:00</dc:date>
              </office:change-info>
            </text:insertion>
          </text:changed-region>
          <text:changed-region xml:id="ct319537184" text:id="ct319537184">
            <text:insertion>
              <office:change-info>
                <dc:creator>Bob Jacobsen</dc:creator>
                <dc:date>2010-10-08T18:19:00</dc:date>
              </office:change-info>
            </text:insertion>
          </text:changed-region>
          <text:changed-region xml:id="ct419134928" text:id="ct419134928">
            <text:deletion>
              <office:change-info>
                <dc:creator>Bob Jacobsen</dc:creator>
                <dc:date>2010-10-08T18:19:00</dc:date>
              </office:change-info>
              <text:p text:style-name="MP7">(title)</text:p>
            </text:deletion>
          </text:changed-region>
          <text:changed-region xml:id="ct339584736" text:id="ct339584736">
            <text:insertion>
              <office:change-info>
                <dc:creator>Bob Jacobsen</dc:creator>
                <dc:date>2010-10-08T18:19:00</dc:date>
              </office:change-info>
            </text:insertion>
          </text:changed-region>
          <text:changed-region xml:id="ct429576208" text:id="ct429576208">
            <text:deletion>
              <office:change-info>
                <dc:creator>Bob Jacobsen</dc:creator>
                <dc:date>2010-10-08T17:19:00</dc:date>
              </office:change-info>
              <text:p text:style-name="MP7">(date)</text:p>
            </text:deletion>
          </text:changed-region>
          <text:changed-region xml:id="ct429562096" text:id="ct429562096">
            <text:insertion>
              <office:change-info>
                <dc:creator>Bob Jacobsen</dc:creator>
                <dc:date>2010-10-14T08:43:00</dc:date>
              </office:change-info>
            </text:insertion>
          </text:changed-region>
          <text:changed-region xml:id="ct345952608" text:id="ct345952608">
            <text:deletion>
              <office:change-info>
                <dc:creator>Bob Jacobsen</dc:creator>
                <dc:date>2010-10-07T21:47:00</dc:date>
              </office:change-info>
              <text:p text:style-name="MP7">(number)</text:p>
            </text:deletion>
          </text:changed-region>
          <text:changed-region xml:id="ct429416720" text:id="ct429416720">
            <text:insertion>
              <office:change-info>
                <dc:creator>Bob Jacobsen</dc:creator>
                <dc:date>2010-10-10T12:15: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5E-017) rotate (0.7853981633973) translate (0.00972222222222222in 5.2110892388451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99115408"/><text:change-start text:change-id="ct418397344"/>OpenLCB <text:change-end text:change-id="ct418397344"/><text:change-start text:change-id="ct319537184"/>Technical Note<text:change-end text:change-id="ct31953718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419134928"/><text:change-start text:change-id="ct339584736"/>OpenLCB-CAN Datagram Transport<text:change-end text:change-id="ct33958473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429576208"/><text:change-start text:change-id="ct429562096"/><text:date style:data-style-name="N75" text:date-value="2012-05-26T16:45:20">May 26, 2012</text:date><text:change-end text:change-id="ct429562096"/></text:p>
            </table:table-cell>
            <table:table-cell table:style-name="Table1.C1" office:value-type="string">
              <text:p text:style-name="MP7"><text:change text:change-id="ct345952608"/><text:change-start text:change-id="ct429416720"/>Preliminary<text:change-end text:change-id="ct429416720"/></text:p>
            </table:table-cell>
          </table:table-row>
        </table:table>
        <text:p text:style-name="Header"/>
      </style:header>
      <style:footer>
        <text:tracked-changes>
          <text:changed-region xml:id="ct427446928" text:id="ct427446928">
            <text:deletion>
              <office:change-info>
                <dc:creator>Bob Jacobsen</dc:creator>
                <dc:date>2011-07-23T20:12:00</dc:date>
              </office:change-info>
              <text:p text:style-name="MP8"><text:span text:style-name="MT5">and A. Shepherd</text:span></text:p>
            </text:deletion>
          </text:changed-region>
          <text:changed-region xml:id="ct313838912" text:id="ct313838912">
            <text:deletion>
              <office:change-info>
                <dc:creator>Bob Jacobsen</dc:creator>
                <dc:date>2010-10-08T17:21:00</dc:date>
              </office:change-info>
              <text:p text:style-name="MP8"><text:span text:style-name="MT5">A. Robinson, </text:span></text:p>
            </text:deletion>
          </text:changed-region>
          <text:changed-region xml:id="ct401178896" text:id="ct401178896">
            <text:deletion>
              <office:change-info>
                <dc:creator>Bob Jacobsen</dc:creator>
                <dc:date>2011-07-23T20:12:00</dc:date>
              </office:change-info>
              <text:p text:style-name="MP8"><text:span text:style-name="MT5">, by J. Day, D. Harris, B. Jacobsen, </text:span></text:p>
            </text:deletion>
          </text:changed-region>
          <text:changed-region xml:id="ct352964880" text:id="ct352964880">
            <text:deletion>
              <office:change-info>
                <dc:creator>Bob Jacobsen</dc:creator>
                <dc:date>2010-10-07T21:47:00</dc:date>
              </office:change-info>
              <text:p text:style-name="MP8"><text:span text:style-name="MT5">90</text:span></text:p>
            </text:deletion>
          </text:changed-region>
          <text:changed-region xml:id="ct401563904" text:id="ct401563904">
            <text:deletion>
              <office:change-info>
                <dc:creator>Bob Jacobsen</dc:creator>
                <dc:date>2011-07-23T20:12:00</dc:date>
              </office:change-info>
              <text:p text:style-name="MP8"><text:span text:style-name="MT5">Copyright 20</text:span></text:p>
            </text:deletion>
          </text:changed-region>
          <text:changed-region xml:id="ct400568800" text:id="ct400568800">
            <text:insertion>
              <office:change-info>
                <dc:creator>Bob Jacobsen</dc:creator>
                <dc:date>2011-07-23T20:12:00</dc:date>
              </office:change-info>
            </text:insertion>
          </text:changed-region>
        </text:tracked-changes>
        <text:p text:style-name="MP8"><text:change text:change-id="ct427446928"/><text:change text:change-id="ct313838912"/><text:change text:change-id="ct401178896"/><text:change text:change-id="ct352964880"/><text:change text:change-id="ct401563904"/><text:change-start text:change-id="ct40056880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00568800"/><text:span text:style-name="MT5"><text:tab/></text:span><text:span text:style-name="MT6">Page </text:span><text:span text:style-name="Page_20_Number"><text:span text:style-name="MT6"><text:page-number text:select-page="current">8</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2-05-26T16:45:20">5/2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Datagram Transport Technical Note</dc:title>
    <meta:initial-creator>Alex Shepherd</meta:initial-creator>
    <meta:creation-date>2009-01-22T07:11:27</meta:creation-date>
    <meta:editing-cycles>59</meta:editing-cycles>
    <meta:editing-duration>PT12H14M6S</meta:editing-duration>
    <meta:generator>OpenOffice.org/3.3$Unix OpenOffice.org_project/330m20$Build-9567</meta:generator>
    <dc:date>2012-05-26T16:45:19</dc:date>
    <dc:creator>Bob Jacobsen</dc:creator>
    <meta:keyword>OpenLCB-CAN Datagram Transport</meta:keyword>
    <meta:document-statistic meta:table-count="1" meta:image-count="1" meta:object-count="0" meta:page-count="8" meta:paragraph-count="142" meta:word-count="3149" meta:character-count="18877"/>
    <meta:user-defined meta:name="Info 1"/>
    <meta:user-defined meta:name="Info 2"/>
    <meta:user-defined meta:name="Info 3"/>
    <meta:user-defined meta:name="Info 4"/>
  </office:meta>
</office:document-meta>
</file>